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 style:data-style-name="N37"/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25"/>
        <table:table-column table:style-name="co1" table:default-cell-style-name="ce29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25" office:value-type="string" calcext:value-type="string">
            <text:p>Updated</text:p>
          </table:table-cell>
          <table:table-cell table:style-name="ce31" office:value-type="date" office:date-value="2019-07-16" calcext:value-type="date">
            <text:p>7/16/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25" office:value-type="string" calcext:value-type="string">
            <text:p>Sq ft</text:p>
          </table:table-cell>
          <table:table-cell table:style-name="ce25" office:value-type="string" calcext:value-type="string">
            <text:p>Value</text:p>
          </table:table-cell>
          <table:table-cell table:style-name="ce35" office:value-type="string" calcext:value-type="string">
            <text:p>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32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30" office:value-type="float" office:value="1628" calcext:value-type="float">
            <text:p>1,628</text:p>
          </table:table-cell>
          <table:table-cell table:style-name="ce33" office:value-type="float" office:value="390886" calcext:value-type="float">
            <text:p>$390,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25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 office:value-type="string" calcext:value-type="string">
            <text:p>540-272-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30" office:value-type="float" office:value="1409" calcext:value-type="float">
            <text:p>1,409</text:p>
          </table:table-cell>
          <table:table-cell table:style-name="ce33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Janin Gail (from 2014 mee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25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3" office:value-type="float" office:value="403378" calcext:value-type="float">
            <text:p>$403,37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25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8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5" office:value-type="string" calcext:value-type="string">
            <text:p>919-601-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25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style-name="ce25" office:value-type="string" calcext:value-type="string">
            <text:p>919-295-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25" office:value-type="float" office:value="2171" calcext:value-type="float">
            <text:p>2171</text:p>
          </table:table-cell>
          <table:table-cell table:style-name="ce32" office:value-type="float" office:value="608000" calcext:value-type="float">
            <text:p>$60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8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8" office:value-type="float" office:value="849" calcext:value-type="float">
            <text:p>849</text:p>
          </table:table-cell>
          <table:table-cell table:style-name="ce25" office:value-type="float" office:value="259113" calcext:value-type="float">
            <text:p>259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25" office:value-type="string" calcext:value-type="string">
            <text:p>413-408-82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30" office:value-type="float" office:value="2254" calcext:value-type="float">
            <text:p>2,254</text:p>
          </table:table-cell>
          <table:table-cell table:style-name="ce33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3" draw:text-style-name="P2" svg:width="3.8063in" svg:height="0.5248in" svg:x="1.778in" svg:y="10.8854in" draw:caption-point-x="0.4583in" draw:caption-point-y="0.7996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5" office:value-type="string" calcext:value-type="string">
            <text:p>919-695-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25" office:value-type="string" calcext:value-type="string">
            <text:p>919-414-16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25" office:value-type="float" office:value="956" calcext:value-type="float">
            <text:p>956</text:p>
          </table:table-cell>
          <table:table-cell/>
          <table:table-cell table:style-name="ce25" office:value-type="string" calcext:value-type="string">
            <text:p>201-983-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/>
          <table:table-cell table:style-name="ce25" office:value-type="string" calcext:value-type="string">
            <text:p>moved out 9/12/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25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25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32" office:value-type="float" office:value="546257" calcext:value-type="float">
            <text:p>$546,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25" office:value-type="string" calcext:value-type="string">
            <text:p>Ch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33" office:value-type="float" office:value="686884" calcext:value-type="float">
            <text:p>$686,884</text:p>
          </table:table-cell>
          <table:table-cell/>
          <table:table-cell table:style-name="ce25" office:value-type="string" calcext:value-type="string">
            <text:p>kid C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30" office:value-type="float" office:value="3083" calcext:value-type="float">
            <text:p>3,083</text:p>
          </table:table-cell>
          <table:table-cell table:style-name="ce33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25" office:value-type="string" calcext:value-type="string">
            <text:p>919-949-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25" office:value-type="string" calcext:value-type="string">
            <text:p>Rafael Esilva in 504, motorcycle</text:p>
          </table:table-cell>
          <table:table-cell/>
          <table:table-cell table:style-name="ce25" office:value-type="string" calcext:value-type="string">
            <text:p>parking: 24, 6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25" office:value-type="float" office:value="1409" calcext:value-type="float">
            <text:p>1409</text:p>
          </table:table-cell>
          <table:table-cell table:style-name="ce34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30" office:value-type="float" office:value="2171" calcext:value-type="float">
            <text:p>2,171</text:p>
          </table:table-cell>
          <table:table-cell table:style-name="ce33" office:value-type="float" office:value="506263" calcext:value-type="float">
            <text:p>$506,263</text:p>
          </table:table-cell>
          <table:table-cell table:style-name="ce25" office:value-type="string" calcext:value-type="string">
            <text:p>919-782-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7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3" office:value-type="float" office:value="794988" calcext:value-type="float">
            <text:p>$794,988</text:p>
          </table:table-cell>
          <table:table-cell table:style-name="ce36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25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25" office:value-type="float" office:value="2888" calcext:value-type="float">
            <text:p>2888</text:p>
          </table:table-cell>
          <table:table-cell table:style-name="ce32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30"/>
          <table:table-cell table:style-name="ce33"/>
          <table:table-cell table:number-columns-repeated="4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5" office:value-type="string" calcext:value-type="string">
            <text:p>269-267-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5"/>
        </table:table-row>
      </table:table>
      <table:table table:name="Resources" table:style-name="ta1">
        <table:table-column table:style-name="co1" table:number-columns-repeated="2" table:default-cell-style-name="Default"/>
        <table:table-row table:style-name="ro3">
          <table:table-cell table:number-columns-repeated="2"/>
        </table:table-row>
        <table:table-row table:style-name="ro1">
          <table:table-cell/>
          <table:table-cell table:style-name="ce27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36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</table:table-row>
      </table:table>
      <table:table table:name="dawson_deeds" table:style-name="ta1"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deeds" table:target-range-address="dawson_deeds.A1:dawson_deeds.H1" table:display-filter-buttons="true" table:on-update-keep-styles="true" table:on-update-keep-size="false"/>
        <table:database-range table:name="__Anonymous_Sheet_DB__2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21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7:11:03.719000000</meta:creation-date>
    <dc:date>2022-10-24T08:22:14.707000000</dc:date>
    <meta:editing-duration>PT10M3S</meta:editing-duration>
    <meta:editing-cycles>20</meta:editing-cycles>
    <meta:generator>LibreOffice/7.4.2.3$Windows_X86_64 LibreOffice_project/382eef1f22670f7f4118c8c2dd222ec7ad009daf</meta:generator>
    <meta:document-statistic meta:table-count="3" meta:cell-count="970" meta:object-count="0"/>
  </office:meta>
</office:document-meta>
</file>